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9.9cm" svg:y="3.791cm">
          <draw:text-box>
            <text:p><text:span text:style-name="T1">data <text:s/>(1xN </text:span><text:span text:style-name="T1">行列</text:span><text:span text:style-name="T1">)</text:span></text:p>
          </draw:text-box>
        </draw:frame>
        <draw:custom-shape draw:style-name="gr2" draw:text-style-name="P3" draw:layer="layout" svg:width="3.8cm" svg:height="3.809cm" svg:x="2.3cm" svg:y="2.291cm">
          <text:p text:style-name="P2"><text:span text:style-name="T2">consta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2cm" svg:y1="4.191cm" svg:x2="9.9cm" svg:y2="4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46:34.922198250</dc:date>
    <meta:editing-duration>PT31M59S</meta:editing-duration>
    <meta:editing-cycles>25</meta:editing-cycles>
    <meta:generator>LibreOffice/6.4.5.2$Linux_X86_64 LibreOffice_project/40$Build-2</meta:generator>
    <meta:document-statistic meta:object-count="3"/>
  </office:meta>
</office:document-meta>
</file>